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5</text:p>
      <text:p text:style-name="P1"/>
      <text:p text:style-name="P4">→ Sistema <text:span text:style-name="T4">lista</text:span> conferências</text:p>
      <text:p text:style-name="P1">1.O participante seleciona a conferência desejada. → <text:span text:style-name="T1">Participante </text:span><text:span text:style-name="T5">informa</text:span><text:span text:style-name="T1"> conferência selecionada</text:span></text:p>
      <text:p text:style-name="P1">2.O participante seleciona a opção de alteração de dados dos trabalhos enviados. → <text:span text:style-name="T1">Participante </text:span><text:span text:style-name="T2">solicita a alteração</text:span><text:span text:style-name="T1"> dos dados do trabalho;</text:span></text:p>
      <text:p text:style-name="P1">3.O participante seleciona a opção de alteração de dados dos trabalhos enviados. → <text:span text:style-name="T1">Sistema </text:span><text:span text:style-name="T2">lista os trabalhos</text:span><text:span text:style-name="T1"> enviados;</text:span></text:p>
      <text:p text:style-name="P1">4.O participante seleciona um dos trabalhos. → <text:span text:style-name="T1">Participante </text:span><text:span text:style-name="T2">informa o trabalho</text:span><text:span text:style-name="T1"> escolhido;</text:span></text:p>
      <text:p text:style-name="P1">5.O sistema exibe o formulário de submissão de trabalho com os dados do trabalho atual preenchidos;</text:p>
      <text:p text:style-name="P1">6.O participante altera os dados necessários;</text:p>
      <text:p text:style-name="P1">7.O participante submete o formulário;</text:p>
      <text:p text:style-name="P3">5+6+7 → O participante <text:span text:style-name="T4">informa os dados</text:span> de alteração;</text:p>
      <text:p text:style-name="P1">8.O sistema armazena os novos dados no banco de dados → <text:span text:style-name="T1">O sistema </text:span><text:span text:style-name="T2">registra a alteração</text:span><text:span text:style-name="T1"> dos dados;</text:span></text:p>
      <text:p text:style-name="P1">9.O sistema envia um email para o revisor do trabalho (se existir), informando a submissão → <text:span text:style-name="T1">O sistema </text:span><text:span text:style-name="T2">comunica o sucesso</text:span><text:span text:style-name="T1"> da alteração;</text:span></text:p>
      <text:p text:style-name="P1"/>
      <text:p text:style-name="P1"/>
      <text:p text:style-name="P2">Caso de uso 7</text:p>
      <text:p text:style-name="P1"/>
      <text:p text:style-name="P1">1.O revisor escolhe a conferência desejada em sua página inicial. → <text:span text:style-name="T1">Sistema </text:span><text:span text:style-name="T2">lista conferências</text:span><text:span text:style-name="T1"> das quais o revisor participa;</text:span></text:p>
      <text:p text:style-name="P3">→ Revisor <text:span text:style-name="T4">informa conferência</text:span> selecionada;</text:p>
      <text:p text:style-name="P1">2.O revisor escolhe a opção de avaliar trabalhos da conferência selecionada. → <text:span text:style-name="T1">Coordenador </text:span><text:span text:style-name="T3">solicita inclusão</text:span><text:span text:style-name="T1"> de avaliação de trabalhos da conferência;</text:span></text:p>
      <text:p text:style-name="P1">3.O sistema exibe uma listagem de trabalhos submetidos que contêm o usuário atual como revisor. → <text:s/><text:span text:style-name="T1">Sistema </text:span><text:span text:style-name="T2">lista trabalhos</text:span><text:span text:style-name="T1"> atribuídos ao revisor para serem avaliados;</text:span></text:p>
      <text:p text:style-name="P1">4.O revisor seleciona um dos trabalhos disponíveis. → <text:span text:style-name="T1">Revisor </text:span><text:span text:style-name="T2">informa trabalho</text:span><text:span text:style-name="T1"> selecionado;</text:span></text:p>
      <text:p text:style-name="P1">5.O sistema exibe as informações sobre o trabalho e um link para download do texto. → <text:span text:style-name="T1">O sistema </text:span><text:span text:style-name="T2">exibe os dados</text:span><text:span text:style-name="T1"> do trabalho e o documento para download;</text:span></text:p>
      <text:p text:style-name="P1">6.O revisor seleciona a opção de avaliar aquele trabalho.</text:p>
      <text:p text:style-name="P1">7.O revisor preenche o formulário de avaliação do trabalho e o submete.</text:p>
      <text:p text:style-name="P3">6+7 → O revisor <text:span text:style-name="T4">informa os dados</text:span> de avaliação;</text:p>
      <text:p text:style-name="P1">8.O sistema processa o formulário. → <text:span text:style-name="T1">O sistema </text:span><text:span text:style-name="T2">atualiza o BD</text:span><text:span text:style-name="T1"> com os dados de avaliação;</text:span></text:p>
      <text:p text:style-name="P1">9.O sistema exibe uma mensagem de sucesso. → <text:span text:style-name="T1">O sistema </text:span><text:span text:style-name="T2">comunica revisor</text:span><text:span text:style-name="T1"> sobre sucesso na avaliação;</text:span></text:p>
      <text:p text:style-name="P1"/>
      <text:p text:style-name="P1"/>
      <text:p text:style-name="P2">Caso de uso 8</text:p>
      <text:p text:style-name="P1"/>
      <text:p text:style-name="P1">1.O revisor escolhe a conferência desejada em sua página inicial. → <text:span text:style-name="T1">Sistema </text:span><text:span text:style-name="T2">lista conferências</text:span><text:span text:style-name="T1"> das quais o revisor participa;</text:span></text:p>
      <text:p text:style-name="P1">2.O revisor escolhe a opção de editar avaliações da conferência selecionada. → <text:span text:style-name="T1">Revisor </text:span><text:span text:style-name="T2">solicita alteração</text:span><text:span text:style-name="T1"> de avaliação submetida;</text:span></text:p>
      <text:p text:style-name="P1">3.O sistema exibe uma listagem de trabalhos submetidos atribuídos ao revisor e já avaliados. → <text:span text:style-name="T1">Sistema l</text:span><text:span text:style-name="T2">ista avaliações</text:span><text:span text:style-name="T1"> de trabalho submetidas pelo revisor;</text:span></text:p>
      <text:p text:style-name="P1">4.O revisor seleciona um dos trabalhos avaliados. → <text:span text:style-name="T1">Revisor </text:span><text:span text:style-name="T2">informa o trabalho</text:span><text:span text:style-name="T1"> selecionado;</text:span></text:p>
      <text:p text:style-name="P1">5.O sistema exibe a avaliação feita anteriormente, informações sobre o artigo e um link para download do texto. → <text:span text:style-name="T1">Sistema </text:span><text:span text:style-name="T2">exibe dados</text:span><text:span text:style-name="T1"> e o documento para download;</text:span></text:p>
      <text:p text:style-name="P1">6.O revisor edita o formulário de avaliação e atribui nova nota para <text:s/>o artigo. → <text:span text:style-name="T1">Revisor </text:span><text:span text:style-name="T2">informa os dados</text:span><text:span text:style-name="T1"> alterados;</text:span></text:p>
      <text:p text:style-name="P1">7.O sistema processa o formulário. → <text:span text:style-name="T1">Sistema </text:span><text:span text:style-name="T2">atualiza o BD</text:span><text:span text:style-name="T1"> com os novos dados;</text:span></text:p>
      <text:p text:style-name="P1">8.O sistema exibe uma mensagem de sucesso. → <text:span text:style-name="T1">Sistema </text:span><text:span text:style-name="T2">comunica revisor</text:span><text:span text:style-name="T1"> sobre sucesso na alteração dos dados;</text:span></text:p>
      <text:p text:style-name="P1"/>
      <text:p text:style-name="P1"/>
      <text:p text:style-name="P2">Caso de uso 9</text:p>
      <text:p text:style-name="P1"/>
      <text:p text:style-name="P1">1.O usuário, já logado, escolhe a opção de listagem de trabalhos submetidos. </text:p>
      <text:p text:style-name="P1">2.O sistema lista todos os trabalhos submetidos pelo usuário.</text:p>
      <text:p text:style-name="P3">1+2 → Sistema <text:span text:style-name="T4">lista trabalhos</text:span> submetidos pelo usuário;</text:p>
      <text:p text:style-name="P1">3.O usuário seleciona um dos trabalhos listados. → <text:span text:style-name="T1">Usuário i</text:span><text:span text:style-name="T2">nforma trabalho</text:span><text:span text:style-name="T1"> selecionado;</text:span></text:p>
      <text:p text:style-name="P1">4.O sistema exibe informações sobre o trabalho (título, submissor, data e resumo), um link para download <text:soft-page-break/>do trabalho e uma listagem de comentários sobre ele, com o nome do autor do comentário, data de envio e o conteúdo do comentário. → <text:span text:style-name="T1">Sistema </text:span><text:span text:style-name="T2">exibe os dados</text:span><text:span text:style-name="T1"> do trabalho, arquivo para download e dados das revisões feitas;</text:span></text:p>
      <text:p text:style-name="P1"/>
      <text:p text:style-name="P1"/>
      <text:p text:style-name="P2">Caso de uso 10</text:p>
      <text:p text:style-name="P1"/>
      <text:p text:style-name="P1">1.O usuário, já logado, escolhe a opção de aceitar ou rejeitar trabalhos submetidos. → <text:span text:style-name="T1">O coordenador </text:span><text:span text:style-name="T2">solicita operação</text:span><text:span text:style-name="T1"> de aceitar/rejeitar trabalhos;</text:span></text:p>
      <text:p text:style-name="P1">2.O sistema exibe uma listagem de todos os trabalhos submetidos, com link para informações detalhadas de cada um com as avaliações realizadas. Para cada trabalho, o sistema exibe também o seu status: aguardando avaliação, rejeitado ou aceito. → <text:span text:style-name="T1">Sistema </text:span><text:span text:style-name="T2">lista trabalhos</text:span><text:span text:style-name="T1"> submetidos, respectivas informações e status;</text:span></text:p>
      <text:p text:style-name="P1">3.Se o trabalho possui pelo menos uma avaliação, há as opções de aceitar ou rejeitar o trabalho.</text:p>
      <text:p text:style-name="P1">4.O usuário clica em aceitar.</text:p>
      <text:p text:style-name="P3">3+4 → Coordenador <text:span text:style-name="T4">informa o artigo</text:span> selecionado e confirma a aceitação do mesmo;</text:p>
      <text:p text:style-name="P1">5.O sistema marca o trabalho como aceito no banco de dados. → <text:span text:style-name="T1">Sistema </text:span><text:span text:style-name="T2">atualiza o BD</text:span><text:span text:style-name="T1"> com os novos dados;</text:span></text:p>
      <text:p text:style-name="P1">6.O sistema exibe uma mensagem de confirmação da alteração do status do trabalho. → <text:span text:style-name="T1">Sistema i</text:span><text:span text:style-name="T2">nforma o sucesso</text:span><text:span text:style-name="T1"> na aceitação do artig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06T14:10:01.68</dc:date>
    <meta:generator>BrOffice.org/3.0$Win32 OpenOffice.org_project/300m9$Build-9358</meta:generator>
    <meta:editing-duration>PT02H25M13S</meta:editing-duration>
    <meta:editing-cycles>4</meta:editing-cycles>
    <meta:document-statistic meta:table-count="0" meta:image-count="0" meta:object-count="0" meta:page-count="2" meta:paragraph-count="47" meta:word-count="726" meta:character-count="4561"/>
  </office:meta>
</office:document-meta>
</file>